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Times New Roman1" fo:letter-spacing="normal" fo:font-style="normal" fo:font-weight="normal" fo:background-color="transparent"/>
    </style:style>
    <style:style style:name="P2" style:family="paragraph" style:parent-style-name="Text_20_body">
      <style:paragraph-properties fo:margin-top="0cm" fo:margin-bottom="0cm" fo:orphans="2" fo:widows="2"/>
      <style:text-properties fo:font-variant="normal" fo:text-transform="none" fo:color="#000000" style:font-name="Times New Roman1" fo:letter-spacing="normal" fo:font-style="normal" fo:font-weight="normal" fo:background-color="transparent"/>
    </style:style>
    <style:style style:name="P3" style:family="paragraph" style:parent-style-name="Text_20_body">
      <style:paragraph-properties fo:margin-top="0cm" fo:margin-bottom="0cm" fo:orphans="2" fo:widows="2"/>
      <style:text-properties fo:font-variant="normal" fo:text-transform="none" fo:color="#000000" style:font-name="Times New Roman1" fo:letter-spacing="normal" fo:font-style="normal" fo:font-weight="normal" officeooo:paragraph-rsid="0015e00c" fo:background-color="transparent"/>
    </style:style>
    <style:style style:name="P4" style:family="paragraph" style:parent-style-name="Text_20_body">
      <style:paragraph-properties fo:margin-top="0cm" fo:margin-bottom="0cm" fo:orphans="2" fo:widows="2"/>
    </style:style>
    <style:style style:name="P5" style:family="paragraph" style:parent-style-name="Text_20_body" style:list-style-name="L1">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 style:family="paragraph" style:parent-style-name="Text_20_body" style:list-style-name="L2">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paragraph-rsid="0015e00c" style:text-blinking="false" fo:background-color="transparent"/>
    </style:style>
    <style:style style:name="P8"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9" style:family="paragraph" style:parent-style-name="Text_20_body" style:list-style-name="L4">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0" style:family="paragraph" style:parent-style-name="Text_20_body" style:list-style-name="L5">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1" style:family="paragraph" style:parent-style-name="Text_20_body" style:list-style-name="L6">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2" style:family="paragraph" style:parent-style-name="Text_20_body" style:list-style-name="L7">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3" style:family="paragraph" style:parent-style-name="Text_20_body" style:list-style-name="L8">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4" style:family="paragraph" style:parent-style-name="Text_20_body" style:list-style-name="L9">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5" style:family="paragraph" style:parent-style-name="Text_20_body" style:list-style-name="L10">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6" style:family="paragraph" style:parent-style-name="Text_20_body" style:list-style-name="L11">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7" style:family="paragraph" style:parent-style-name="Text_20_body" style:list-style-name="L12">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8" style:family="paragraph" style:parent-style-name="Text_20_body" style:list-style-name="L13">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9" style:family="paragraph" style:parent-style-name="Heading_20_4">
      <style:paragraph-properties fo:margin-top="0cm" fo:margin-bottom="0cm" fo:orphans="2" fo:widows="2"/>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T1" style:family="text">
      <style:text-properties style:text-line-through-style="none" style:font-name="Arial1" fo:font-size="18pt" style:text-underline-style="none" fo:font-weight="bold" style:text-blinking="false"/>
    </style:style>
    <style:style style:name="T2" style:family="text">
      <style:text-properties style:text-line-through-style="none" style:font-name="Arial1" fo:font-size="12pt" style:text-underline-style="none" fo:font-weight="bold" style:text-blinking="false"/>
    </style:style>
    <style:style style:name="T3" style:family="text">
      <style:text-properties style:text-line-through-style="none" style:font-name="Arial1" fo:font-size="12pt" style:text-underline-style="none" style:text-blinking="false"/>
    </style:style>
    <style:style style:name="T4" style:family="text">
      <style:text-properties style:text-line-through-style="none" style:font-name="Arial1" fo:font-size="14pt" style:text-underline-style="none" fo:font-weight="bold" style:text-blinking="false"/>
    </style:style>
    <style:style style:name="T5" style:family="text">
      <style:text-properties style:text-line-through-style="none" style:font-name="Arial1" fo:font-size="11pt" style:text-underline-style="none" style:text-blinking="false"/>
    </style:style>
    <style:style style:name="T6" style:family="text">
      <style:text-properties style:text-line-through-style="none" style:font-name="Arial1" fo:font-size="11pt" style:text-underline-style="none" fo:font-weight="bold"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09987718029879034"/><text:span text:style-name="T1">Formation Mercurial</text:span><text:line-break/><text:line-break/><text:span text:style-name="T2">Durée : </text:span><text:span text:style-name="T3">1 jour</text:span><text:line-break/><text:line-break/><text:span text:style-name="T4">Présentation</text:span><text:line-break/><text:span text:style-name="T5">Mercurial fait partie de la nouvelle génération de gestionnaires de sources qui émerge depuis quelques années dans le monde de l’OpenSource : les DVCS (distributed version control system). Créé en 2005 par Matt Mackall, les principales propriétés de Mercurial sont la rapidité et la performance, la simplicité d’utilisation, la légéreté combinée avec des possibilités d’extension, ainsi que la disponibilités sur toutes les plateformes. Quelques unes des communautés OpenSource les plus influentes font confiance à Mercurial pour gérer leurs sources parmis lesquelles : OpenJDK, Mozilla Foundation, le W3C...</text:span><text:line-break/><text:span text:style-name="T5">Mercurial présente également l’avantage de simplifier la migration depuis les systèmes centralisés (SVN, CVS, …) : d’une part techniquement, grâce aux outils de conversion intégrés, et d’autre part grâce à la consistance des terminologies employées.</text:span><text:line-break/><text:line-break/><text:line-break/><text:span text:style-name="T4">Objectifs</text:span></text:p>
      <text:list xml:id="list257007974" text:style-name="L1">
        <text:list-item>
          <text:p text:style-name="P5">comprendre les principes d'un système de gestion de sources décentralisé </text:p>
        </text:list-item>
        <text:list-item>
          <text:p text:style-name="P5">savoir mettre en place et configurer un repository Mercurial</text:p>
        </text:list-item>
        <text:list-item>
          <text:p text:style-name="P5">maîtriser la gestion de ses sources au quotidien</text:p>
        </text:list-item>
        <text:list-item>
          <text:p text:style-name="P5">comprendre  les mécanismes de branching/merge fréquents </text:p>
        </text:list-item>
        <text:list-item>
          <text:p text:style-name="P5">apprendre à collaborer avec les « repository » distants</text:p>
        </text:list-item>
        <text:list-item>
          <text:p text:style-name="P5">connaître les différents moyens de publier un « repository »</text:p>
        </text:list-item>
      </text:list>
      <text:p text:style-name="P2"><text:line-break/><text:line-break/><text:span text:style-name="T6">Répartition </text:span><text:span text:style-name="T5">: 50% Théorie, 50% Pratique</text:span><text:line-break/><text:span text:style-name="T6">Public </text:span><text:span text:style-name="T5">: Architecte, Développeur, Chef de projet, Administrateur système</text:span><text:line-break/><text:span text:style-name="T6">Pré-requis </text:span><text:span text:style-name="T5">: Aucun</text:span><text:line-break/><text:line-break/><text:span text:style-name="T4">Plan de cours</text:span><text:line-break/><text:line-break/><text:span text:style-name="T6">Les systèmes de gestion de sources</text:span></text:p>
      <text:list xml:id="list1464892832" text:style-name="L2">
        <text:list-item>
          <text:p text:style-name="P6">Pourquoi ? Comment ? Quand ? Qui ?</text:p>
        </text:list-item>
        <text:list-item>
          <text:p text:style-name="P7">Terminologie</text:p>
        </text:list-item>
      </text:list>
      <text:p text:style-name="P3"><text:line-break/><text:line-break/><text:span text:style-name="T6">Principes d'une architecture distribuées</text:span></text:p>
      <text:list xml:id="list1310421930" text:style-name="L3">
        <text:list-item>
          <text:p text:style-name="P8">Les avantages</text:p>
        </text:list-item>
        <text:list-item>
          <text:p text:style-name="P8">Les spécificités</text:p>
        </text:list-item>
      </text:list>
      <text:p text:style-name="P4"/>
      <text:h text:style-name="P19" text:outline-level="4">Utilisation au quotidien</text:h>
      <text:list xml:id="list1467009725" text:style-name="L4">
        <text:list-item>
          <text:p text:style-name="P9">Récupérer une copie de travail</text:p>
        </text:list-item>
        <text:list-item>
          <text:p text:style-name="P9">S’informer de l’état d’une copie de travail</text:p>
        </text:list-item>
        <text:list-item>
          <text:p text:style-name="P9">Enregistrer les modifications</text:p>
        </text:list-item>
        <text:list-item>
          <text:p text:style-name="P9">Parcourir l'historique des révisions</text:p>
        </text:list-item>
        <text:list-item>
          <text:p text:style-name="P9">Revenir en arrière en cas d’erreur</text:p>
        </text:list-item>
      </text:list>
      <text:p text:style-name="P2"><text:line-break/><text:line-break/><text:span text:style-name="T6">Behind the Scene</text:span></text:p>
      <text:list xml:id="list827518535" text:style-name="L5">
        <text:list-item>
          <text:p text:style-name="P10">Connaître la structure d’un repository Mercurial et de ses objets</text:p>
        </text:list-item>
      </text:list>
      <text:p text:style-name="P2"><text:soft-page-break/><text:line-break/><text:line-break/><text:span text:style-name="T6">Les branches</text:span></text:p>
      <text:list xml:id="list747136648" text:style-name="L6">
        <text:list-item>
          <text:p text:style-name="P11">Comprendre les différents types de branches techniques</text:p>
          <text:list>
            <text:list-item>
              <text:p text:style-name="P11">les branches nommées</text:p>
            </text:list-item>
            <text:list-item>
              <text:p text:style-name="P11">le branchage par clonnage</text:p>
            </text:list-item>
            <text:list-item>
              <text:p text:style-name="P11">les branches anonymes</text:p>
            </text:list-item>
            <text:list-item>
              <text:p text:style-name="P11">les bookmarks</text:p>
            </text:list-item>
          </text:list>
        </text:list-item>
        <text:list-item>
          <text:p text:style-name="P11">Maîtriser le merge</text:p>
        </text:list-item>
        <text:list-item>
          <text:p text:style-name="P11">Résoudre les conflits</text:p>
        </text:list-item>
      </text:list>
      <text:p text:style-name="P2"><text:line-break/><text:line-break/><text:span text:style-name="T6">Collaborer</text:span></text:p>
      <text:list xml:id="list1076299030" text:style-name="L7">
        <text:list-item>
          <text:p text:style-name="P12">Communiquer avec les “repository” distants</text:p>
        </text:list-item>
        <text:list-item>
          <text:p text:style-name="P12">S’informer des modifications entrantes et sortantes</text:p>
        </text:list-item>
        <text:list-item>
          <text:p text:style-name="P12">Réintégrer une branche distante  (pull -&gt; merge -&gt; commit)</text:p>
        </text:list-item>
        <text:list-item>
          <text:p text:style-name="P12">Pousser ses modifications vers une branche distante (push)</text:p>
        </text:list-item>
        <text:list-item>
          <text:p text:style-name="P12">Connaître les workflows collaboratifs recommandés</text:p>
        </text:list-item>
      </text:list>
      <text:p text:style-name="P2"><text:line-break/><text:line-break/><text:span text:style-name="T6">Administration</text:span></text:p>
      <text:list xml:id="list701745726" text:style-name="L8">
        <text:list-item>
          <text:p text:style-name="P13">Configurer un repository</text:p>
        </text:list-item>
        <text:list-item>
          <text:p text:style-name="P13">Distribuer un repository</text:p>
          <text:list>
            <text:list-item>
              <text:p text:style-name="P13">les protocoles disponibles</text:p>
            </text:list-item>
            <text:list-item>
              <text:p text:style-name="P13">utiliser les scripts CGI fournis “hgweb”</text:p>
            </text:list-item>
            <text:list-item>
              <text:p text:style-name="P13">mise en place d’authentification et autorisations</text:p>
            </text:list-item>
          </text:list>
        </text:list-item>
      </text:list>
      <text:p text:style-name="P2"><text:line-break/><text:line-break/><text:span text:style-name="T6">Les outils</text:span></text:p>
      <text:list xml:id="list1347733635" text:style-name="L9">
        <text:list-item>
          <text:p text:style-name="P14">Client web “hg serve”</text:p>
        </text:list-item>
      </text:list>
      <text:list xml:id="list126548670" text:style-name="L10">
        <text:list-item>
          <text:p text:style-name="P15">TortoiseHG</text:p>
        </text:list-item>
        <text:list-item>
          <text:p text:style-name="P15">Plugin Eclipse</text:p>
        </text:list-item>
        <text:list-item>
          <text:p text:style-name="P15">Les différentes extensions utiles (Mercurial Queues, cherry picking avec Transplant, ...)</text:p>
        </text:list-item>
        <text:list-item>
          <text:p text:style-name="P15">Les hooks disponibles</text:p>
        </text:list-item>
      </text:list>
      <text:p text:style-name="P2"><text:line-break/><text:line-break/><text:span text:style-name="T6">Migrer vers Mercurial (Optionnel)</text:span><text:line-break/><text:line-break/><text:span text:style-name="T6">Liens Utiles</text:span></text:p>
      <text:list xml:id="list1014130739" text:style-name="L11">
        <text:list-item>
          <text:p text:style-name="P16">http://mercurial.selenic.com/ (en)</text:p>
        </text:list-item>
      </text:list>
      <text:p text:style-name="P2"><text:line-break/><text:span text:style-name="T5">Documentation</text:span></text:p>
      <text:list xml:id="list2087737075" text:style-name="L12">
        <text:list-item>
          <text:p text:style-name="P17">http://mercurial.selenic.com/wiki/Mercurial (en+fr)</text:p>
        </text:list-item>
        <text:list-item>
          <text:p text:style-name="P17">http://hgbook.red-bean.com/ (en)</text:p>
        </text:list-item>
        <text:list-item>
          <text:p text:style-name="P17">http://hgtip.com/ (en)</text:p>
        </text:list-item>
      </text:list>
      <text:p text:style-name="P2"><text:line-break/><text:span text:style-name="T5">Outils</text:span></text:p>
      <text:list xml:id="list828763948" text:style-name="L13">
        <text:list-item>
          <text:p text:style-name="P18">http://tortoisehg.bitbucket.org/</text:p>
        </text:list-item>
        <text:list-item>
          <text:p text:style-name="P18">https://bitbucket.or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phélie Salm</meta:initial-creator>
    <meta:creation-date>2011-01-24T23:39:07</meta:creation-date>
    <meta:document-statistic meta:table-count="0" meta:image-count="0" meta:object-count="0" meta:page-count="2" meta:paragraph-count="56" meta:word-count="439" meta:character-count="2961"/>
    <dc:date>2011-01-24T23:43:10</dc:date>
    <dc:creator>Ophélie Salm</dc:creator>
    <meta:editing-duration>PT00H04M03S</meta:editing-duration>
    <meta:editing-cycles>1</meta:editing-cycles>
    <meta:generator>OpenOffice.org/3.2$Linux OpenOffice.org_project/320m19$Build-9505</meta:generator>
  </office:meta>
</office:document-meta>
</file>